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Julie,</text:p>
      <text:p text:style-name="Normal">v tento valentýnský den mě naplňuje radostí, že sdílíme něco tak pevného a přitažlivého, jako je naše zvířecí znamení Lev. Jak velkolepí lvi ve dvojici, oplýváme společnou silou, odvahou a teplem, které ze srdce vyzařuje jasně a bez obav. Je úžasné vidět, jak tvoje vlastnosti – odvaha, síla a tvůrčí duch – se odrážejí ve znamení, které sdílíme, a přinášejí tolik krásy do světa kolem nás.</text:p>
      <text:p text:style-name="Normal">V tvé přítomnosti, inspirovaný tvou kreativitou a pozitivním myšlením, které ti daruje tvůj anděl strážný Jophiel, se cítím povzbuzen vytvářet, snít a být lepší každý den. S tebou vedle sebe vím, že společně můžeme cokoli, co si život připraví, přeměnit ve skvost a udělat ze světa hezčí místo. Děkuji ti za to, že jsi, Julie, a za každý okamžik, kdy mohu být součástí tvého světa.</text:p>
      <text:p text:style-name="Normal">S obdivem a lásk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